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style="normal" style:text-underline-style="none" fo:font-weight="bold" officeooo:rsid="001345e1" officeooo:paragraph-rsid="001345e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2pt" fo:font-style="normal" style:text-underline-style="none" fo:font-weight="bold" officeooo:rsid="0014d764" officeooo:paragraph-rsid="0014d76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fo:font-weight="bold" officeooo:rsid="0014ebde" officeooo:paragraph-rsid="0014ebd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Liberation Serif" fo:font-size="12pt" fo:font-style="normal" style:text-underline-style="none" fo:font-weight="bold" officeooo:rsid="0016999f" officeooo:paragraph-rsid="0016999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style:text-underline-style="none" fo:font-weight="bold" officeooo:rsid="0016e0ad" officeooo:paragraph-rsid="0016e0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bold" officeooo:rsid="0018af16" officeooo:paragraph-rsid="0018af1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1345e1" officeooo:paragraph-rsid="001345e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6pt" fo:font-style="normal" style:text-underline-style="none" fo:font-weight="bold" officeooo:rsid="0012ad7d" officeooo:paragraph-rsid="0012ad7d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officeooo:paragraph-rsid="001d9009"/>
    </style:style>
    <style:style style:name="P11" style:family="paragraph" style:parent-style-name="Standard">
      <style:text-properties fo:font-weight="bold" officeooo:rsid="001d9009" officeooo:paragraph-rsid="001d9009" style:font-weight-asian="bold" style:font-weight-complex="bold"/>
    </style:style>
    <style:style style:name="P12" style:family="paragraph" style:parent-style-name="Standard">
      <style:text-properties fo:font-weight="bold" officeooo:rsid="002dc371" officeooo:paragraph-rsid="002ee5ea" style:font-weight-asian="bold" style:font-weight-complex="bold"/>
    </style:style>
    <style:style style:name="P13" style:family="paragraph" style:parent-style-name="Standard">
      <style:text-properties fo:font-size="12pt" fo:font-weight="normal" officeooo:rsid="00208249" officeooo:paragraph-rsid="00208249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023b49e" officeooo:paragraph-rsid="0023b49e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425ee" officeooo:paragraph-rsid="002425ee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5af30" officeooo:paragraph-rsid="0025af30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text-properties style:font-name="Liberation Serif" fo:font-size="12pt" fo:font-style="normal" style:text-underline-style="none" fo:font-weight="normal" officeooo:rsid="001be9c7" officeooo:paragraph-rsid="001d900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iberation Serif" fo:font-size="12pt" fo:font-style="normal" style:text-underline-style="none" fo:font-weight="normal" officeooo:rsid="001e7b39" officeooo:paragraph-rsid="001e7b3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iberation Serif" fo:font-size="12pt" fo:font-style="normal" style:text-underline-style="none" fo:font-weight="normal" officeooo:rsid="0020296d" officeooo:paragraph-rsid="0020296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erif" fo:font-size="12pt" fo:font-style="normal" style:text-underline-style="none" fo:font-weight="normal" officeooo:rsid="00208249" officeooo:paragraph-rsid="0020824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text-properties style:font-name="Liberation Serif" fo:font-size="12pt" fo:font-style="normal" style:text-underline-style="none" fo:font-weight="normal" officeooo:rsid="00239e89" officeooo:paragraph-rsid="00239e8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text-properties style:font-name="Liberation Serif" fo:font-size="12pt" fo:font-style="normal" style:text-underline-style="none" fo:font-weight="normal" officeooo:rsid="0023b49e" officeooo:paragraph-rsid="0023b49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fo:font-style="normal" style:text-underline-style="none" fo:font-weight="normal" officeooo:rsid="002425ee" officeooo:paragraph-rsid="002425e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" fo:font-size="12pt" fo:font-style="normal" style:text-underline-style="none" fo:font-weight="bold" officeooo:rsid="00208249" officeooo:paragraph-rsid="00208249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Liberation Serif" fo:font-size="15pt" fo:font-style="normal" style:text-underline-style="none" fo:font-weight="bold" officeooo:rsid="001e7b39" officeooo:paragraph-rsid="001e7b39" style:font-size-asian="13.1000003814697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2">
      <style:text-properties officeooo:paragraph-rsid="001d9009"/>
    </style:style>
    <style:style style:name="P29" style:family="paragraph" style:parent-style-name="Standard" style:list-style-name="L3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0bbc7" officeooo:paragraph-rsid="0030bbc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16d67" officeooo:paragraph-rsid="00316d6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977dc" officeooo:paragraph-rsid="003977d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293f" officeooo:paragraph-rsid="003b293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d5e61" officeooo:paragraph-rsid="003d5e61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d5e61" officeooo:paragraph-rsid="003b293f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dc838" officeooo:paragraph-rsid="003dc838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423dd3" officeooo:paragraph-rsid="00423dd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bold" officeooo:rsid="003e93bf" officeooo:paragraph-rsid="003e93bf" style:font-size-asian="10.5pt" style:font-weight-asian="bold" style:font-size-complex="12pt" style:font-weight-complex="bold"/>
    </style:style>
    <style:style style:name="P39" style:family="paragraph" style:parent-style-name="Standard" style:list-style-name="L4">
      <style:text-properties officeooo:paragraph-rsid="0028489e"/>
    </style:style>
    <style:style style:name="P40" style:family="paragraph" style:parent-style-name="Standard" style:list-style-name="L4">
      <style:text-properties fo:font-weight="bold" officeooo:rsid="00294542" officeooo:paragraph-rsid="00294542" style:font-weight-asian="bold" style:font-weight-complex="bold"/>
    </style:style>
    <style:style style:name="P41" style:family="paragraph" style:parent-style-name="Standard" style:list-style-name="L4">
      <style:text-properties fo:font-weight="bold" officeooo:rsid="002a1d2c" officeooo:paragraph-rsid="002a1d2c" style:font-weight-asian="bold" style:font-weight-complex="bold"/>
    </style:style>
    <style:style style:name="P42" style:family="paragraph" style:parent-style-name="Standard" style:list-style-name="L4">
      <style:text-properties fo:font-weight="bold" officeooo:rsid="002dc371" officeooo:paragraph-rsid="002ee5ea" style:font-weight-asian="bold" style:font-weight-complex="bold"/>
    </style:style>
    <style:style style:name="P43" style:family="paragraph" style:parent-style-name="Standard">
      <style:text-properties fo:font-weight="bold" officeooo:rsid="002fd9d4" officeooo:paragraph-rsid="002fd9d4" style:font-weight-asian="bold" style:font-weight-complex="bold"/>
    </style:style>
    <style:style style:name="P44" style:family="paragraph" style:parent-style-name="Standard" style:list-style-name="L5">
      <style:text-properties fo:font-weight="bold" officeooo:rsid="00316d67" officeooo:paragraph-rsid="00316d67" style:font-weight-asian="bold" style:font-weight-complex="bold"/>
    </style:style>
    <style:style style:name="P45" style:family="paragraph" style:parent-style-name="Standard">
      <style:text-properties fo:font-weight="bold" officeooo:rsid="00316d67" officeooo:paragraph-rsid="00316d67" style:font-weight-asian="bold" style:font-weight-complex="bold"/>
    </style:style>
    <style:style style:name="P46" style:family="paragraph" style:parent-style-name="Standard">
      <style:text-properties fo:font-weight="bold" officeooo:rsid="00333e5a" officeooo:paragraph-rsid="00333e5a" style:font-weight-asian="bold" style:font-weight-complex="bold"/>
    </style:style>
    <style:style style:name="P47" style:family="paragraph" style:parent-style-name="Standard" style:list-style-name="L6">
      <style:text-properties fo:font-weight="bold" officeooo:rsid="00333e5a" officeooo:paragraph-rsid="00333e5a" style:font-weight-asian="bold" style:font-weight-complex="bold"/>
    </style:style>
    <style:style style:name="P48" style:family="paragraph" style:parent-style-name="Standard" style:list-style-name="L6">
      <style:text-properties fo:font-weight="bold" officeooo:rsid="0034f77e" officeooo:paragraph-rsid="0034f77e" style:font-weight-asian="bold" style:font-weight-complex="bold"/>
    </style:style>
    <style:style style:name="P49" style:family="paragraph" style:parent-style-name="Standard" style:list-style-name="L6">
      <style:text-properties fo:font-weight="bold" officeooo:rsid="003635d1" officeooo:paragraph-rsid="003635d1" style:font-weight-asian="bold" style:font-weight-complex="bold"/>
    </style:style>
    <style:style style:name="P50" style:family="paragraph" style:parent-style-name="Standard">
      <style:text-properties fo:font-weight="bold" officeooo:rsid="003635d1" officeooo:paragraph-rsid="003635d1" style:font-weight-asian="bold" style:font-weight-complex="bold"/>
    </style:style>
    <style:style style:name="P51" style:family="paragraph" style:parent-style-name="Standard">
      <style:text-properties fo:font-size="16pt" fo:font-weight="bold" officeooo:rsid="0030bbc7" officeooo:paragraph-rsid="0030bbc7" style:font-size-asian="14pt" style:font-weight-asian="bold" style:font-size-complex="16pt" style:font-weight-complex="bold"/>
    </style:style>
    <style:style style:name="P52" style:family="paragraph" style:parent-style-name="Standard">
      <style:text-properties fo:font-size="16pt" fo:font-weight="bold" officeooo:rsid="003977dc" officeooo:paragraph-rsid="003977dc" style:font-size-asian="14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3d5e61" officeooo:paragraph-rsid="003d5e61" style:font-size-asian="14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3dc838" officeooo:paragraph-rsid="003dc838" style:font-size-asian="14pt" style:font-weight-asian="bold" style:font-size-complex="16pt" style:font-weight-complex="bold"/>
    </style:style>
    <style:style style:name="P55" style:family="paragraph" style:parent-style-name="Standard">
      <style:text-properties fo:font-size="16pt" fo:font-weight="bold" officeooo:rsid="00421631" officeooo:paragraph-rsid="00421631" style:font-size-asian="14pt" style:font-weight-asian="bold" style:font-size-complex="16pt" style:font-weight-complex="bold"/>
    </style:style>
    <style:style style:name="P56" style:family="paragraph" style:parent-style-name="Standard">
      <style:text-properties fo:font-size="16pt" fo:font-weight="bold" officeooo:rsid="00423dd3" officeooo:paragraph-rsid="00423dd3" style:font-size-asian="14pt" style:font-weight-asian="bold" style:font-size-complex="16pt" style:font-weight-complex="bold"/>
    </style:style>
    <style:style style:name="P57" style:family="paragraph" style:parent-style-name="Standard" style:list-style-name="L5">
      <style:text-properties officeooo:paragraph-rsid="00316d67"/>
    </style:style>
    <style:style style:name="P58" style:family="paragraph" style:parent-style-name="Standard">
      <style:text-properties officeooo:paragraph-rsid="00421631"/>
    </style:style>
    <style:style style:name="P59" style:family="paragraph" style:parent-style-name="Standard">
      <style:text-properties officeooo:rsid="00421631" officeooo:paragraph-rsid="0042163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2a6" style:font-weight-asian="normal" style:font-weight-complex="normal"/>
    </style:style>
    <style:style style:name="T3" style:family="text">
      <style:text-properties fo:font-weight="normal" officeooo:rsid="0018476d" style:font-weight-asian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officeooo:rsid="001be9c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d900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18af1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a304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1ab86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officeooo:rsid="00272b2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25af3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2745d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2c1cf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2ee5e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normal" officeooo:rsid="00316d67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officeooo:rsid="0035ee6e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officeooo:rsid="0037ae7d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officeooo:rsid="00421631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font-weight="bold" officeooo:rsid="0018af16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Liberation Serif" fo:font-size="12pt" fo:font-style="normal" style:text-underline-style="none" fo:font-weight="bold" officeooo:rsid="0025af3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ize="12pt" fo:font-style="normal" style:text-underline-style="none" fo:font-weight="bold" officeooo:rsid="002745d1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style:text-underline-style="none" fo:font-weight="bold" officeooo:rsid="00316d67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26" style:family="text">
      <style:text-properties style:font-name="Liberation Serif" fo:font-size="12pt" fo:font-style="normal" style:text-underline-style="none" officeooo:rsid="002745d1" style:font-size-asian="10.5pt" style:font-style-asian="normal" style:font-size-complex="12pt" style:font-style-complex="normal"/>
    </style:style>
    <style:style style:name="T27" style:family="text">
      <style:text-properties style:font-name="Liberation Serif" fo:font-size="12pt" fo:font-style="normal" style:text-underline-style="none" officeooo:rsid="002c1cfc" style:font-size-asian="10.5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style:text-underline-style="none" officeooo:rsid="002ee5ea" style:font-size-asian="10.5pt" style:font-style-asian="normal" style:font-size-complex="12pt" style:font-style-complex="normal"/>
    </style:style>
    <style:style style:name="T29" style:family="text">
      <style:text-properties style:font-name="Liberation Serif" fo:font-size="12pt" fo:font-style="normal" style:text-underline-style="none" officeooo:rsid="0035ee6e" style:font-size-asian="10.5pt" style:font-style-asian="normal" style:font-size-complex="12pt" style:font-style-complex="normal"/>
    </style:style>
    <style:style style:name="T30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style:text-underline-style="none" fo:font-weight="normal" officeooo:rsid="002425ee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style:text-underline-style="none" fo:font-weight="normal" officeooo:rsid="0025aba9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style:text-underline-style="none" fo:font-weight="normal" officeooo:rsid="00272b27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style:text-underline-style="none" fo:font-weight="normal" officeooo:rsid="004029b7" style:font-style-asian="normal" style:font-weight-asian="normal" style:font-style-complex="normal" style:font-weight-complex="normal"/>
    </style:style>
    <style:style style:name="T35" style:family="text">
      <style:text-properties style:font-name="Liberation Serif" fo:font-style="normal" style:text-underline-style="none" style:font-style-asian="normal" style:font-style-complex="normal"/>
    </style:style>
    <style:style style:name="T36" style:family="text">
      <style:text-properties style:font-name="Liberation Serif" fo:font-style="normal" style:text-underline-style="none" officeooo:rsid="0021a156" style:font-style-asian="normal" style:font-style-complex="normal"/>
    </style:style>
    <style:style style:name="T37" style:family="text">
      <style:text-properties style:font-name="Liberation Serif" fo:font-style="normal" style:text-underline-style="none" officeooo:rsid="0023b49e" style:font-style-asian="normal" style:font-style-complex="normal"/>
    </style:style>
    <style:style style:name="T38" style:family="text">
      <style:text-properties style:font-name="Liberation Serif" fo:font-style="normal" style:text-underline-style="none" officeooo:rsid="002425ee" style:font-style-asian="normal" style:font-style-complex="normal"/>
    </style:style>
    <style:style style:name="T39" style:family="text">
      <style:text-properties style:font-name="Liberation Serif" fo:font-style="normal" style:text-underline-style="none" officeooo:rsid="0025aba9" style:font-style-asian="normal" style:font-style-complex="normal"/>
    </style:style>
    <style:style style:name="T40" style:family="text">
      <style:text-properties style:font-name="Liberation Serif" fo:font-style="normal" style:text-underline-style="none" officeooo:rsid="0037ae7d" style:font-style-asian="normal" style:font-style-complex="normal"/>
    </style:style>
    <style:style style:name="T41" style:family="text">
      <style:text-properties style:font-name="Liberation Serif" fo:font-style="normal" style:text-underline-style="none" officeooo:rsid="003c89e2" style:font-style-asian="normal" style:font-style-complex="normal"/>
    </style:style>
    <style:style style:name="T42" style:family="text">
      <style:text-properties style:font-name="Liberation Serif" fo:font-style="normal" style:text-underline-style="none" officeooo:rsid="004029b7" style:font-style-asian="normal" style:font-style-complex="normal"/>
    </style:style>
    <style:style style:name="T43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siopatologia Clinica</text:p>
      <text:p text:style-name="P8">La patologia clinica si occupa delle malattie attraverso lo studio laboratoristico.</text:p>
      <text:p text:style-name="P1">Prevenzione delle malattie: <text:span text:style-name="T1">Ha lo scopo di conservare lo stato di salute e benessere ed evitare la comparsa di malattie.</text:span></text:p>
      <text:p text:style-name="P2">Prevenzione primaria:<text:span text:style-name="T1"> Diretta a tutti i soggetti apparentemente in buona salute, si propone di mantenere le condizioni di benessere ed evitare la comparsa di malattie.</text:span></text:p>
      <text:p text:style-name="P3">Medicina predittiva:<text:span text:style-name="T1"> Definisce il profilo di rischio individuale con l’obiettivo di ridurre il rischio (probabilità che si verifichi un evento avverso).</text:span></text:p>
      <text:p text:style-name="P3">Prevenzione secondaria:<text:span text:style-name="T1"> Volta a realizzare una diagnosi precoce (spesso le alterazioni biochimiche precedono la comparsa dei sintomi). Es. screening: alta sensibilità, produce falsi positivi ma è studiato per minimizzare i falsi negativi.</text:span></text:p>
      <text:p text:style-name="P4">Prevenzione terziaria: <text:span text:style-name="T1">Rivolta a soggetti malati, volta ad evitare complicanze e ricadute.</text:span></text:p>
      <text:p text:style-name="P4"><text:span text:style-name="T1"/></text:p>
      <text:p text:style-name="P4">Diagnosi per attribuzione:<text:span text:style-name="T1"> Indici che quando alterati sono sufficienti per porre diagnosi. es. anticorpi anti-tTG di classe IgA per la diagnosi di celiachia (in combinazione alla titolazione delle IgA, se l’individuo ha deficit di IgA risulta negativo anche alle IgA anti-tTG ma non significa che non abbia celiachia). </text:span><text:span text:style-name="T2">Oppure la misurazione di glicemia, emoglobina glicata e glicemia da carico per la diagnosi di diabete.</text:span></text:p>
      <text:p text:style-name="P4"><text:span text:style-name="T2"/></text:p>
      <text:p text:style-name="P5">Diagnosi per esclusione: <text:span text:style-name="T1">In molti casi si ricorre ad analisi di laboratorio per escludere ipotesi diagnostiche.</text:span></text:p>
      <text:p text:style-name="P5"><text:span text:style-name="T1"/></text:p>
      <text:p text:style-name="P6">Monitorare l’andamento delle malattie:<text:span text:style-name="T1"> Indici correlati con l’evoluzione di una malattia. es. transaminasi. In alcuni casi permette di prevedere il decorso di una affezione. </text:span><text:span text:style-name="T3">Alcuni parametri si normalizzano con la guarigione, alcuni rimangono permanentemente alterati, altri vanno tenuti sotto controllo.</text:span></text:p>
      <text:p text:style-name="P7"><text:span text:style-name="T3"/></text:p>
      <text:p text:style-name="P10"><text:span text:style-name="T20">Parametri per impostare la corretta terapia:</text:span><text:span text:style-name="T7"> Parametri che possono servire a guidare la terapia. </text:span><text:span text:style-name="T8">Ad esempio antibiogramma prima di decidere terapia antibiotica oppure controllo della terapia anticoagulante </text:span><text:span text:style-name="T9">(parametro </text:span><text:span text:style-name="T5">PTT: Tempo di protrombina oppure ancora meglio </text:span><text:span text:style-name="T9">INR: International Normalized Ratio)</text:span><text:span text:style-name="T8">. </text:span><text:span text:style-name="T5">In alcuni casi importante anche valutare gli effetti collaterali prima che si manifestin tramite segni clinici. Parametri valutati tramite esami di laboratorop possono spiegare manifestazioni patologiche, es: </text:span></text:p>
      <text:list text:style-name="L1">
        <text:list-item>
          <text:p text:style-name="P18">petecchie → piastrinopenia. </text:p>
        </text:list-item>
      </text:list>
      <text:list text:style-name="L2">
        <text:list-item>
          <text:p text:style-name="P19">Ittero → bilirubinemia. </text:p>
        </text:list-item>
        <text:list-item>
          <text:p text:style-name="P28"><text:span text:style-name="T5">Edemi periferici → ipoalbuminemia. </text:span><text:span text:style-name="T6">(La carenza di proteine plasmatiche può essere dovuta a scarsa produzione, in caso di problemi a carico del fegato, oppure ad aumentata dispersione, in caso ad esempio di patologie renali come la nefrosi).</text:span></text:p>
        </text:list-item>
      </text:list>
      <text:p text:style-name="P10"><text:span text:style-name="T6"/></text:p>
      <text:p text:style-name="P11"><text:span text:style-name="T24">Appropriatezza prescrittiva: </text:span><text:span text:style-name="T4">Si applica sie alla prescrizione di farmaci che alla prescrizione di esami di laboratorio. È preferibile limitare gli esami prescritti ad un numero ridotto ma mirati per indagare la sospetta diagnosi.</text:span></text:p>
      <text:p text:style-name="P11"><text:span text:style-name="T4"/></text:p>
      <text:p text:style-name="P27">Ematologia di Laboratorio</text:p>
      <text:p text:style-name="P20">Studia le cellule del sangue periferico sia dal punto di vista quantitativo che qualitativo, i precursori del midollo e gli analiti connessi con l’ematopoiesi. Studia anche l’emostasi.</text:p>
      <text:p text:style-name="P21">I parametri emocromocitometrici possono costituire elementi decisionali per il percorso clinico.</text:p>
      <text:p text:style-name="P26">Emocromo:</text:p>
      <text:p text:style-name="P22">Lo studio delle cellule del sangue serve ad esempio nelle anemie (che possono avere una grande varietà di cause) e nelle malattie neoplastiche. Comunque imporante ma di rilevanza minore è lo studio delle piastrine.</text:p>
      <text:p text:style-name="P13"><text:soft-page-break/><text:span text:style-name="T35">Il </text:span><text:span text:style-name="T43">campione</text:span><text:span text:style-name="T35"> è sangue venoso raccolto in anticoagulante (di solito EDTA, tappo lilla a Pisa, dipende dal fornitore perché non c’è standardizzazione sul colore delle provette). Il campione si conserva per poche ore a temperatura ambiente e deve essere conservato evitando scuotimenti e riscaldament</text:span><text:span text:style-name="T36">o</text:span><text:span text:style-name="T35">.</text:span></text:p>
      <text:p text:style-name="P14"><text:span text:style-name="T43">Parametri analizzati</text:span><text:span text:style-name="T35">:</text:span></text:p>
      <text:list text:style-name="L3">
        <text:list-item>
          <text:p text:style-name="P23">Numerosità degli elementi: concentrazione delle singole componenti (unità per ul).</text:p>
        </text:list-item>
        <text:list-item>
          <text:p text:style-name="P23">Dati relativi ai globuli rossi:</text:p>
          <text:list>
            <text:list-item>
              <text:p text:style-name="P23">Concentrazione di emoglobina (g/dl).</text:p>
            </text:list-item>
            <text:list-item>
              <text:p text:style-name="P23">Ematocrito (%).</text:p>
            </text:list-item>
            <text:list-item>
              <text:p text:style-name="P29"><text:span text:style-name="T35">Volume </text:span><text:span text:style-name="T37">degli eritrociti </text:span><text:span text:style-name="T35">(fl. </text:span><text:span text:style-name="T38">Sì, femtolitri</text:span><text:span text:style-name="T35">) e RDW (Relativa distribuzione dei volumi, %).</text:span></text:p>
            </text:list-item>
            <text:list-item>
              <text:p text:style-name="P23">Contenuto medio di Hb (MCH, pg/gr).</text:p>
            </text:list-item>
            <text:list-item>
              <text:p text:style-name="P23">MCHC (???)</text:p>
            </text:list-item>
          </text:list>
        </text:list-item>
        <text:list-item>
          <text:p text:style-name="P24">Dati relativi ai globuli bianchi:</text:p>
          <text:list>
            <text:list-item>
              <text:p text:style-name="P24">Numerosità delle diverse popolazioni.</text:p>
            </text:list-item>
            <text:list-item>
              <text:p text:style-name="P24">Eventuale idenitficazione morfologica di cellule patologiche.</text:p>
            </text:list-item>
          </text:list>
        </text:list-item>
        <text:list-item>
          <text:p text:style-name="P24">Dati relativi alle piastrine:</text:p>
          <text:list>
            <text:list-item>
              <text:p text:style-name="P24">Concentrazione.</text:p>
            </text:list-item>
            <text:list-item>
              <text:p text:style-name="P24">Volume.</text:p>
            </text:list-item>
          </text:list>
        </text:list-item>
      </text:list>
      <text:p text:style-name="P15"><text:span text:style-name="T35">Metodi: </text:span><text:span text:style-name="T30">Prima si utilizzavano metodi manuali, ad esempio la conta delle cellule tramite vetrini speciali noti come camere di conta. </text:span><text:span text:style-name="T31">La concentrazione di emoglobina si misurava per spettrofotometria dopo lisi dei globuli rossi e stabilizzazione del picco di assorbimento con reattivi chimici (Durkin…).</text:span></text:p>
      <text:p text:style-name="P25">Per le formule leucocitarie si usava lo striscio di sangue con colorazione May Grunwald – Giemsa.</text:p>
      <text:p text:style-name="P16"><text:span text:style-name="T30"/></text:p>
      <text:p text:style-name="P16"><text:span text:style-name="T30">I macchinari disponibili oggi spesso usano gli stessi metodi ma in maniera automatizzata. </text:span><text:span text:style-name="T32">In presenza di allarmi della macchina (presenza di cellule che non è in grado di classificare) sul campione si indaga al microscopio.</text:span></text:p>
      <text:p text:style-name="P16"><text:span text:style-name="T32"/></text:p>
      <text:p text:style-name="P17"><text:span text:style-name="T39">E</text:span><text:span text:style-name="T35">ritrociti:</text:span></text:p>
      <text:list text:style-name="L4">
        <text:list-item>
          <text:p text:style-name="P39"><text:span text:style-name="T21">Concentrazione: </text:span><text:span text:style-name="T11">tra </text:span><text:span text:style-name="T33">4.35 e 5.65 milioni per ul nell’uomo. Tra 3.92 e 5.13 milioni nella donna.</text:span></text:p>
        </text:list-item>
        <text:list-item>
          <text:p text:style-name="P39"><text:span text:style-name="T21">Emoglobina:</text:span><text:span text:style-name="T12"> tra 13.5 </text:span><text:span text:style-name="T11">e </text:span><text:span text:style-name="T12">17.5 g/dl nell’uomo. Tra 12.0 </text:span><text:span text:style-name="T11">e </text:span><text:span text:style-name="T12">15.5 g/dl nella donna.</text:span></text:p>
        </text:list-item>
        <text:list-item>
          <text:p text:style-name="P39"><text:span text:style-name="T22">Ematocrito:</text:span><text:span text:style-name="T13"> Uomo 40-50%, donna 37-47%. Teoricamente comprende sia globuli bianchi che rossi, ma data l’estrema prevalenza dei rossi in pratica indica la quantità di globuli rossi.</text:span></text:p>
        </text:list-item>
        <text:list-item>
          <text:p text:style-name="P40"><text:span text:style-name="T26">V</text:span><text:span text:style-name="T25">olume globulare medio:</text:span><text:span text:style-name="T10"> tra 80 e 98 fl. La diminuizione si dice</text:span><text:span text:style-name="T25"> microcitosi</text:span><text:span text:style-name="T10">, può essere associata ad anemia sideropeniche o talassemie. L’opposto si dice </text:span><text:span text:style-name="T25">macrocitosi </text:span><text:span text:style-name="T10">e può essere indice di anemia da carenza di folati, carenza di vitamina B12 o epatopatie.</text:span></text:p>
        </text:list-item>
        <text:list-item>
          <text:p text:style-name="P41"><text:span text:style-name="T25">Anisocitosi:</text:span><text:span text:style-name="T10"> Differenza nelle dimensioni dei globuli rossi.</text:span></text:p>
        </text:list-item>
        <text:list-item>
          <text:p text:style-name="P41"><text:span text:style-name="T25">MHC:</text:span><text:span text:style-name="T10"> Mean Cell Haemoglobin. 27-33 pg/RBC (Red Blood Cell).</text:span></text:p>
        </text:list-item>
        <text:list-item>
          <text:p text:style-name="P41"><text:span text:style-name="T25">MCHC:</text:span><text:span text:style-name="T10"> Mean Cell Hemoglobin Concentration,</text:span><text:span text:style-name="T25"> </text:span><text:span text:style-name="T10">tra 33 e 36 g/dl. Tiene conto delle dimensioni dei globuli rossi, a differenza del precedente. </text:span><text:span text:style-name="T14">I globuli rossi in base al loro contenuto di emoglobina si dicono </text:span><text:span text:style-name="T27">normocromici</text:span><text:span text:style-name="T14"> oppure </text:span><text:span text:style-name="T27">ipocromici.</text:span><text:span text:style-name="T14"> L’</text:span><text:span text:style-name="T27">ipercromia</text:span><text:span text:style-name="T14"> non è quasi mai riscontrata perché il globulo rosso è normalmente saturo di emoglobina, si riscontra ipercromia quasi solo in caso di sferocitosi.</text:span></text:p>
        </text:list-item>
        <text:list-item>
          <text:p text:style-name="P42"><text:span text:style-name="T27">P</text:span><text:span text:style-name="T25">oichilocitosi:</text:span><text:span text:style-name="T10"> Presenza nello stesso campione di globuli rossi di forma differente.</text:span></text:p>
        </text:list-item>
        <text:list-item>
          <text:p text:style-name="P42"><text:span text:style-name="T28">Reticolociti: </text:span><text:span text:style-name="T15">sono globuli rossi giovani, immessi in circolo prima del completamento della maturazione. Hanno all’interno ribosomi ed i meccanismi per la sintesi di emoglobina. Sono normalmente tra 0.5 e 1.5% dei globuli rossi. Esprimono la richiesta di globuli rossi al midollo osseo.</text:span></text:p>
        </text:list-item>
      </text:list>
      <text:p text:style-name="P12"><text:span text:style-name="T15"/></text:p>
      <text:p text:style-name="P43"><text:soft-page-break/><text:span text:style-name="T15">I </text:span><text:span text:style-name="T10">metodi di riconoscimento dei reticolociti fanno uso di fluorocromi, sono state distinte 3 classi di reticolociti: LFR (maturi), MFR (caratteristiche intermedie) e HFR (immaturi). In base alla quantità di materiale che lega i fluorocromi (decrescente con la maturazione).</text:span></text:p>
      <text:p text:style-name="P43"><text:span text:style-name="T10"/></text:p>
      <text:p text:style-name="P51"><text:span text:style-name="T35">Anemia Sideropenica</text:span></text:p>
      <text:p text:style-name="P30"><text:span text:style-name="T35">Caratterizzata da diminuita emoglobina e microcitosi, ipocromia e anisocitosi. È l’ultima manifestazione di una carenza di ferro.</text:span></text:p>
      <text:p text:style-name="P31"><text:span text:style-name="T35">Parametri:</text:span></text:p>
      <text:list text:style-name="L5">
        <text:list-item>
          <text:p text:style-name="P57"><text:span text:style-name="T23">Transferrina:</text:span><text:span text:style-name="T16"> Proteina plasmatica, trasporta il ferro in tutte le sedi dove è necessario.</text:span></text:p>
        </text:list-item>
        <text:list-item>
          <text:p text:style-name="P44"><text:span text:style-name="T25">Ferritina:</text:span><text:span text:style-name="T10"> Proteina molto grande con funzione di accumulo intracellulare, si riscontra anche in circolo.</text:span></text:p>
        </text:list-item>
      </text:list>
      <text:p text:style-name="P45"><text:span text:style-name="T10"/></text:p>
      <text:p text:style-name="P46"><text:span text:style-name="T25">Esami:</text:span></text:p>
      <text:list text:style-name="L6">
        <text:list-item>
          <text:p text:style-name="P47"><text:span text:style-name="T25">Sideremia:</text:span><text:span text:style-name="T10"> Poco rilevante (molto variabile), si presenta basso anche in altre patologie.</text:span></text:p>
        </text:list-item>
        <text:list-item>
          <text:p text:style-name="P48"><text:span text:style-name="T25">Transferrina:</text:span><text:span text:style-name="T10"> In condizioni di carenza di ferro aumenta. </text:span><text:span text:style-name="T17">È un parametro che si altera abbastanza tardivamente.</text:span></text:p>
        </text:list-item>
        <text:list-item>
          <text:p text:style-name="P49"><text:span text:style-name="T29">F</text:span><text:span text:style-name="T25">erritina:</text:span><text:span text:style-name="T10"> Indica lo stato dei depositi precedenti. Tra 15 e 200 ng/ml. </text:span><text:span text:style-name="T18">Diminuisce in carenza di ferro quando i depositi sono depauperati. Aumenta nel sovraccarico di ferro, per lesioni agli epatociti, in condizioni di flogosi o di patologia neoplastica. </text:span></text:p>
        </text:list-item>
      </text:list>
      <text:p text:style-name="P50"><text:span text:style-name="T18"/></text:p>
      <text:p text:style-name="P52"><text:span text:style-name="T40">A</text:span><text:span text:style-name="T35">nemia da Malattia Cronica</text:span></text:p>
      <text:p text:style-name="P32"><text:span text:style-name="T35">Caratteristiche simili alla sideropenica, associata a condizioni di flogosi. IL-6 aumenta la produzione di epcidina (diminuisce l’assorbimento di ferro).</text:span></text:p>
      <text:p text:style-name="P32"><text:span text:style-name="T35">Le cellule del SRE (Sistema reticolo-endoteliale?) sequestrano ferro e non lo rendono disponibile per eritropoiesi.</text:span></text:p>
      <text:p text:style-name="P33"><text:span text:style-name="T35">Caratterizzat</text:span><text:span text:style-name="T41">a</text:span><text:span text:style-name="T35"> da transferrina bassa e ferritina alta.</text:span></text:p>
      <text:p text:style-name="P35"><text:span text:style-name="T35"/></text:p>
      <text:p text:style-name="P53"><text:span text:style-name="T35">Sovraccarico di Ferro</text:span></text:p>
      <text:p text:style-name="P34"><text:span text:style-name="T35">Geneticamente determinato (emocromatosi) oppure secondario (trasfusioni). In entrambi i casi si hanno danni a fegato, cuore, pancreas, articolazioni.</text:span></text:p>
      <text:p text:style-name="P34"><text:span text:style-name="T35"/></text:p>
      <text:p text:style-name="P54"><text:span text:style-name="T35">Anemia da ridotta produzione di globine</text:span></text:p>
      <text:p text:style-name="P54"><text:span text:style-name="T35">Anemia da varianti globiniche</text:span></text:p>
      <text:p text:style-name="P36"><text:span text:style-name="T35">(Vedi Corti e Pompella).</text:span></text:p>
      <text:p text:style-name="P38"><text:span text:style-name="T35">Esami:</text:span><text:span text:style-name="T30"> Corsa elettroforetica, HPLC su colonna, </text:span><text:span text:style-name="T34">assetto emoglobinico.</text:span></text:p>
      <text:p text:style-name="P38"><text:span text:style-name="T34"/></text:p>
      <text:p text:style-name="P55"><text:span text:style-name="T42">A</text:span><text:span text:style-name="T35">nemie Macrocitiche</text:span></text:p>
      <text:p text:style-name="P58"><text:span text:style-name="T19">(</text:span><text:a xlink:type="simple" xlink:href="https://en.wikipedia.org/wiki/Macrocytic_anemia" text:style-name="Internet_20_link" text:visited-style-name="Visited_20_Internet_20_Link">Meglio qui</text:a><text:span text:style-name="T19">)</text:span></text:p>
      <text:p text:style-name="P59"><text:span text:style-name="T10">Possono essere dovute a carenza di vitamina B12 o folati. La carenza di B12 può anche essere dovuta a malassorbimento (es. gastrite autoimmune, atrofia gastrica, resezione gastrica), può causare anche danni neurologici (ad esempio negli anziani in sui avviene comunemente atrofia gastrica).</text:span></text:p>
      <text:p text:style-name="P59"><text:span text:style-name="T10">In carenza di B12 possono essere presenti neutrofili ipersegmentati (numero di lobi del nucleo superiore a 5).</text:span></text:p>
      <text:p text:style-name="P59"><text:span text:style-name="T10"/></text:p>
      <text:p text:style-name="P56"><text:span text:style-name="T35">Gastrite Autoimmune</text:span></text:p>
      <text:p text:style-name="P37"><text:span text:style-name="T35">Autoanticorpi contro pompa potassio-idrogenioni di membrana o anti fattore intrinsec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0:47.217362800</meta:creation-date>
    <dc:date>2023-12-04T11:51:22.083688747</dc:date>
    <meta:editing-duration>PT4H35M57S</meta:editing-duration>
    <meta:editing-cycles>48</meta:editing-cycles>
    <meta:generator>LibreOffice/7.6.3.2$Linux_X86_64 LibreOffice_project/60$Build-2</meta:generator>
    <meta:document-statistic meta:table-count="0" meta:image-count="0" meta:object-count="0" meta:page-count="3" meta:paragraph-count="74" meta:word-count="1237" meta:character-count="8510" meta:non-whitespace-character-count="7372"/>
  </office:meta>
</office:document-meta>
</file>